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d3f8" officeooo:paragraph-rsid="0000d3f8"/>
    </style:style>
    <style:style style:name="P2" style:family="paragraph" style:parent-style-name="Standard">
      <style:text-properties officeooo:rsid="0000d3f8" officeooo:paragraph-rsid="00019faf"/>
    </style:style>
    <style:style style:name="P3" style:family="paragraph" style:parent-style-name="Standard">
      <style:text-properties officeooo:rsid="0001f55f" officeooo:paragraph-rsid="0001f55f"/>
    </style:style>
    <style:style style:name="P4" style:family="paragraph" style:parent-style-name="Standard">
      <style:text-properties officeooo:rsid="0006334c" officeooo:paragraph-rsid="0006334c"/>
    </style:style>
    <style:style style:name="P5" style:family="paragraph" style:parent-style-name="Standard">
      <style:text-properties officeooo:rsid="0007b9bf" officeooo:paragraph-rsid="0007b9bf"/>
    </style:style>
    <style:style style:name="P6" style:family="paragraph" style:parent-style-name="Standard">
      <style:text-properties officeooo:rsid="00095340" officeooo:paragraph-rsid="000ace38"/>
    </style:style>
    <style:style style:name="P7" style:family="paragraph" style:parent-style-name="Standard">
      <style:text-properties officeooo:rsid="00095340" officeooo:paragraph-rsid="000b5809"/>
    </style:style>
    <style:style style:name="P8" style:family="paragraph" style:parent-style-name="Standard">
      <style:text-properties officeooo:rsid="00095340" officeooo:paragraph-rsid="00095340"/>
    </style:style>
    <style:style style:name="P9" style:family="paragraph" style:parent-style-name="Standard">
      <style:text-properties fo:font-weight="bold" officeooo:rsid="0000d3f8" officeooo:paragraph-rsid="0000d3f8" style:font-weight-asian="bold" style:font-weight-complex="bold"/>
    </style:style>
    <style:style style:name="P10" style:family="paragraph" style:parent-style-name="Standard">
      <style:text-properties fo:font-weight="bold" officeooo:rsid="0006334c" officeooo:paragraph-rsid="0006334c" style:font-weight-asian="bold" style:font-weight-complex="bold"/>
    </style:style>
    <style:style style:name="P11" style:family="paragraph" style:parent-style-name="Standard">
      <style:text-properties fo:font-weight="bold" officeooo:rsid="000c6168" officeooo:paragraph-rsid="000c6168"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0d3f8" officeooo:paragraph-rsid="0000d3f8"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1f55f" officeooo:paragraph-rsid="0001f55f"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3820e" officeooo:paragraph-rsid="0013820e" style:font-weight-asian="bold" style:font-weight-complex="bold"/>
    </style:style>
    <style:style style:name="P15" style:family="paragraph" style:parent-style-name="Standard">
      <style:text-properties officeooo:rsid="000c534d" officeooo:paragraph-rsid="000c534d"/>
    </style:style>
    <style:style style:name="P16" style:family="paragraph" style:parent-style-name="Standard">
      <style:text-properties officeooo:rsid="000c6168" officeooo:paragraph-rsid="000c6168"/>
    </style:style>
    <style:style style:name="P17" style:family="paragraph" style:parent-style-name="Standard">
      <style:text-properties officeooo:rsid="001214e8" officeooo:paragraph-rsid="001214e8"/>
    </style:style>
    <style:style style:name="P18" style:family="paragraph" style:parent-style-name="Standard">
      <style:text-properties officeooo:rsid="0013820e" officeooo:paragraph-rsid="0013820e"/>
    </style:style>
    <style:style style:name="P19" style:family="paragraph" style:parent-style-name="Standard" style:list-style-name="L1">
      <style:text-properties officeooo:paragraph-rsid="0000d3f8"/>
    </style:style>
    <style:style style:name="P20" style:family="paragraph" style:parent-style-name="Standard" style:list-style-name="L1">
      <style:text-properties officeooo:rsid="0000d3f8" officeooo:paragraph-rsid="00019faf"/>
    </style:style>
    <style:style style:name="P21" style:family="paragraph" style:parent-style-name="Standard" style:list-style-name="L1">
      <style:text-properties officeooo:rsid="0002ba84" officeooo:paragraph-rsid="0002ba84"/>
    </style:style>
    <style:style style:name="P22" style:family="paragraph" style:parent-style-name="Standard">
      <style:text-properties officeooo:rsid="0013820e" officeooo:paragraph-rsid="0013820e"/>
    </style:style>
    <style:style style:name="P23" style:family="paragraph" style:parent-style-name="Standard">
      <style:text-properties fo:font-weight="bold" officeooo:rsid="0016a2ee" officeooo:paragraph-rsid="0016a2ee" style:font-weight-asian="bold" style:font-weight-complex="bold"/>
    </style:style>
    <style:style style:name="P24" style:family="paragraph" style:parent-style-name="Standard">
      <style:text-properties fo:font-weight="normal" officeooo:rsid="0016a2ee" officeooo:paragraph-rsid="0016a2ee" style:font-weight-asian="normal" style:font-weight-complex="normal"/>
    </style:style>
    <style:style style:name="P25" style:family="paragraph" style:parent-style-name="Standard">
      <style:paragraph-properties fo:margin-left="1.251cm" fo:margin-right="0cm" fo:text-align="start" style:justify-single-word="false" fo:text-indent="0cm" style:auto-text-indent="false"/>
      <style:text-properties officeooo:rsid="0016a2ee" officeooo:paragraph-rsid="0016a2ee"/>
    </style:style>
    <style:style style:name="T1" style:family="text">
      <style:text-properties officeooo:rsid="0000d3f8"/>
    </style:style>
    <style:style style:name="T2" style:family="text">
      <style:text-properties officeooo:rsid="00019faf"/>
    </style:style>
    <style:style style:name="T3" style:family="text">
      <style:text-properties officeooo:rsid="00042e7e"/>
    </style:style>
    <style:style style:name="T4" style:family="text">
      <style:text-properties style:text-position="super 58%"/>
    </style:style>
    <style:style style:name="T5" style:family="text">
      <style:text-properties officeooo:rsid="00073780"/>
    </style:style>
    <style:style style:name="T6" style:family="text">
      <style:text-properties officeooo:rsid="0007b9bf"/>
    </style:style>
    <style:style style:name="T7" style:family="text">
      <style:text-properties officeooo:rsid="00087bd4"/>
    </style:style>
    <style:style style:name="T8" style:family="text">
      <style:text-properties officeooo:rsid="000ace38"/>
    </style:style>
    <style:style style:name="T9" style:family="text">
      <style:text-properties officeooo:rsid="000b5809"/>
    </style:style>
    <style:style style:name="T10" style:family="text">
      <style:text-properties fo:font-weight="bold" style:font-weight-asian="bold" style:font-weight-complex="bold"/>
    </style:style>
    <style:style style:name="T11" style:family="text">
      <style:text-properties fo:font-weight="bold" officeooo:rsid="0000d3f8" style:font-weight-asian="bold" style:font-weight-complex="bold"/>
    </style:style>
    <style:style style:name="T12" style:family="text">
      <style:text-properties fo:font-weight="bold" officeooo:rsid="00019faf" style:font-weight-asian="bold" style:font-weight-complex="bold"/>
    </style:style>
    <style:style style:name="T13" style:family="text">
      <style:text-properties fo:font-weight="bold" officeooo:rsid="000b5266" style:font-weight-asian="bold" style:font-weight-complex="bold"/>
    </style:style>
    <style:style style:name="T14" style:family="text">
      <style:text-properties officeooo:rsid="000e5c98"/>
    </style:style>
    <style:style style:name="T15" style:family="text">
      <style:text-properties officeooo:rsid="001039c7"/>
    </style:style>
    <style:style style:name="T16" style:family="text">
      <style:text-properties officeooo:rsid="0015156f"/>
    </style:style>
    <style:style style:name="T17"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omas Delaney – CheckRisk placement report</text:p>
      <text:p text:style-name="P1"/>
      <text:p text:style-name="P12">Introduction</text:p>
      <text:p text:style-name="P1"/>
      <text:list xml:id="list2493442737" text:style-name="L1">
        <text:list-item>
          <text:p text:style-name="P19"><text:span text:style-name="T11">Myself -</text:span><text:span text:style-name="T1"> </text:span>My name is Thomas Delaney. Originally from Ireland. I started my PhD in <text:span text:style-name="T1">Computer Science, focussing on </text:span>computational neuroscience, <text:span text:style-name="T1">in the University of Bristol</text:span> in Sept<text:span text:style-name="T1">ember of</text:span> 2016. I did my undergrad<text:span text:style-name="T1">uate BA</text:span> in Math<text:span text:style-name="T1">ematics</text:span> in Trinity College Dublin, and <text:span text:style-name="T1">I</text:span> did an MSc in Informatics in <text:span text:style-name="T1">the University of Edinburgh</text:span>. I also worked in finance for 3 years after <text:span text:style-name="T1">graduating from Trinity College Dublin</text:span>. </text:p>
          <text:p text:style-name="P19"/>
        </text:list-item>
        <text:list-item>
          <text:p text:style-name="P20"><text:span text:style-name="T10">Check</text:span><text:span text:style-name="T12">R</text:span><text:span text:style-name="T10">isk -</text:span> <text:span text:style-name="T2">CheckRisk is a small, specialist provider of risk services to over £70 billion of risk assets globally. CheckRisk's team of investment professionals have decades of experience within financial markets, asset management, and behavioural finance disciplines. The Data Science department at CheckRisk specialises taking a multi-disciplinary computational approach to address the challenges in financial risk modelling, forecasting, and simulation.</text:span></text:p>
          <text:p text:style-name="P20"/>
        </text:list-item>
        <text:list-item>
          <text:p text:style-name="P21"><text:span text:style-name="T10">Proposed Work -</text:span> For the duration of the placement, it was proposed that I undertake research in the most up-to-date time series forecasting techniques. In particular, focussing on <text:span text:style-name="T3">ensemble statistical methods, and techniques using recurrent neural networks. My first task was to write a literature review of cutting edge forecasting techniques. My second task was to implement a statistical ensemble technique on some financial data supplied by CheckRisk. My third and final task was to implement a forecasting technique using recurrent neural networks. My primary contact in CheckRisk was Dr. David Greenwood, CheckRisk’s Head of Data Science.</text:span></text:p>
        </text:list-item>
      </text:list>
      <text:p text:style-name="P2"/>
      <text:p text:style-name="P13">Key Tasks</text:p>
      <text:p text:style-name="P10">Literature Review</text:p>
      <text:p text:style-name="P4">The placement started on the 16<text:span text:style-name="T4">th</text:span> of July. My first task was to prepare a literature review of the most up-to-date forecasting methods. <text:span text:style-name="T6">This task occupied the first five weeks of the placement.</text:span> <text:span text:style-name="T5">Dr. Greenwood recommended that I take a look at the results of the recent ‘M4 Competition’, a competition for forecasting methods, in order to familiarise myself with advanced forecasting methods. It became clear that I needed to research ensemble forecasting methods, and hybrids of statistical and machine learning methods. Firstly</text:span> <text:span text:style-name="T5">I learned about</text:span> the basic methods of forecasting, and how these methods are combined to create ensemble forecasting methods. <text:span text:style-name="T5">Then I learned about recurrent neural networks. Then, through learning about the winner of the M4 competition, I learned about how these neural networks are combined with statistical forecasting to create ‘hybrid’ methods. Throughout the month I prepared documentation on everything I learned and collaborated with Dr. Greenwood on the finishing touches to this document.</text:span></text:p>
      <text:p text:style-name="P4"/>
      <text:p text:style-name="P5">During this month, I learned a great deal about forecasting; something that I had never studied before. Not only did I learn about the forecasting methods, but I also learned about the many industries in which forecasting is necessary, <text:span text:style-name="T7">and which methods are more useful in which contexts.</text:span></text:p>
      <text:p text:style-name="P3"/>
      <text:p text:style-name="P8"><text:span text:style-name="T10">Implementation of </text:span><text:span text:style-name="T13">Meta-Learning</text:span><text:span text:style-name="T10"> Method</text:span></text:p>
      <text:p text:style-name="P7">For the second month of the placement, I implemented the runner-up of the M4 competition. We chose this method as it was an ensemble method, combining statistical methods, and it was easy to implement. <text:span text:style-name="T9">The method is called the ‘Meta-Learning Method’ because, given a set of features from the time-series, it learns the best statistical method to use for forecasting.</text:span> Our main objective was to assess how useful th<text:span text:style-name="T9">e Meta-Leaning</text:span> method is for financial forecasting specifically. </text:p>
      <text:p text:style-name="P6"/>
      <text:p text:style-name="P6"><text:soft-page-break/><text:span text:style-name="T8">To achieve this, I used real-world financial data provided by CheckRisk, and trained a version of the method using financial data only. I compared the performance of the meta-learning method to the performances of </text:span>the simpler forecasting methods used in the meta-learning framework. <text:span text:style-name="T9">We also had a secondary aim to see if any ‘transfer-learning’ was possible, that is, to see if the method’s performance on financial data could be improved by training the method on non-financial data. In order to measure this, I compared the performance of the method trained on financial and non-financial data to the performance of the method trained on only financial data.</text:span></text:p>
      <text:p text:style-name="P6"/>
      <text:p text:style-name="P15">During this month I learned a lot about three areas in particular. Firstly, I learned about the methods used in financial forecasting and the limitations on those <text:span text:style-name="T14">methods</text:span>. Second I learned about the statistical side of forecasting. I had a good knowledge of statistics beforehand, but had never applied this knowledge to forecasting. Finally, I learned how to use the programming language ‘R’. </text:p>
      <text:p text:style-name="P15"/>
      <text:p text:style-name="P11">Implementation of Statistical-Machine Learning Hybrid Method</text:p>
      <text:p text:style-name="P16">During the last month of the placement, <text:span text:style-name="T15">I learned about the machine learning methods used in forecasting. Specifically, I learned about recurrent neural networks such as LSTM networks, GRU networks, and JANET networks. I also learned about the winner of the M4 competition, which is a hybrid statistical-machine learning method that uses statistics to capture the trend and amplitude components of a time-series, and uses a recurrent neural network to forecast the volatility and any cyclic elements. I then implemented a simplified hybrid statistical-machine learning method using a GRU network, and compared the performance of this method to simpler statistical methods. </text:span></text:p>
      <text:p text:style-name="P16"/>
      <text:p text:style-name="P17">This last month was great for adding to my previous knowledge of neural networks, and getting a chance to implement a neural network as opposed to the theoretical work that I usually undertake. </text:p>
      <text:p text:style-name="P17"/>
      <text:p text:style-name="P14">Valuable Experience</text:p>
      <text:p text:style-name="P18">This placement was a very valuable experience for me for a few reasons. For one, it gave me the chance to do some practical work in an industrial environment after some years in academia. It also allowed <text:span text:style-name="T16">me</text:span> to enhance my knowledge of statistics and machine learning, learn new things about forecasting, and learn how to use the R programming language. The experience I have gained should improve my future employment prospects, and Dr. Greenwood and CheckRisk are willing to provide me with a positive reference. I would definitely recommend this kind of placement to other students.</text:p>
      <text:p text:style-name="P18"/>
      <text:p text:style-name="P23"><text:span text:style-name="T17">Host Comments</text:span> </text:p>
      <text:p text:style-name="P24">from Dr Greenwood, CheckRisk:</text:p>
      <text:p text:style-name="P25">“We are delighted with the outcome of the placement opportunity we had with the University of Bristol. Thomas’s contributions were highly valued by the team and extremely informative for our research programme. We very much enjoyed the experience of working with Thomas and would highly recommend the placement scheme as both the company and the student benefit from the exchange of knowled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4:28:48.736290840</meta:creation-date>
    <dc:date>2019-02-19T13:52:04.758522958</dc:date>
    <meta:editing-duration>PT1H14M34S</meta:editing-duration>
    <meta:editing-cycles>16</meta:editing-cycles>
    <meta:generator>LibreOffice/6.1.5.2$Linux_X86_64 LibreOffice_project/10$Build-2</meta:generator>
    <meta:document-statistic meta:table-count="0" meta:image-count="0" meta:object-count="0" meta:page-count="2" meta:paragraph-count="23" meta:word-count="1000" meta:character-count="6440" meta:non-whitespace-character-count="5459"/>
  </office:meta>
</office:document-meta>
</file>